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fo:font-size="11pt" officeooo:paragraph-rsid="0016a3dc" style:font-size-asian="11pt" style:font-size-complex="11pt"/>
    </style:style>
    <style:style style:name="P3" style:family="paragraph" style:parent-style-name="alfabetem3" style:list-style-name="alfabetem3">
      <style:text-properties fo:font-size="11pt" style:font-size-asian="11pt" style:font-size-complex="11pt"/>
    </style:style>
    <style:style style:name="P4" style:family="paragraph" style:parent-style-name="arabskie2" style:list-style-name="arabskie2">
      <style:text-properties fo:font-size="11pt" style:font-size-asian="11pt" style:font-size-complex="11pt"/>
    </style:style>
    <style:style style:name="P5" style:family="paragraph" style:parent-style-name="rzymskie1" style:list-style-name="rzymskie1">
      <style:text-properties fo:font-size="11pt" style:font-size-asian="11pt" style:font-size-complex="11pt"/>
    </style:style>
    <style:style style:name="P6" style:family="paragraph" style:parent-style-name="arabskie4" style:list-style-name="arabskie4">
      <style:text-properties fo:font-size="11pt" style:font-size-asian="11pt" style:font-size-complex="11pt"/>
    </style:style>
    <style:style style:name="P7" style:family="paragraph" style:parent-style-name="arabskie4" style:list-style-name="arabskie4">
      <style:text-properties fo:font-size="11pt" officeooo:paragraph-rsid="0016e16a" style:font-size-asian="11pt" style:font-size-complex="11pt"/>
    </style:style>
    <style:style style:name="P8" style:family="paragraph" style:parent-style-name="arabskie4" style:list-style-name="arabskie2">
      <style:text-properties fo:font-size="11pt" style:font-size-asian="11pt" style:font-size-complex="11pt"/>
    </style:style>
    <style:style style:name="P9" style:family="paragraph" style:parent-style-name="arabskie4" style:list-style-name="arabskie2"/>
    <style:style style:name="P10" style:family="paragraph" style:parent-style-name="male_20_litery_20_5" style:list-style-name="małe_20_litery_20_alfabet5"/>
    <style:style style:name="P11" style:family="paragraph" style:parent-style-name="male_20_litery_20_5" style:list-style-name="małe_20_litery_20_alfabet5" style:master-page-name="">
      <loext:graphic-properties draw:fill="none"/>
      <style:paragraph-properties fo:margin-left="1.799cm" fo:margin-right="0cm" fo:margin-top="0.101cm" fo:margin-bottom="0.101cm" loext:contextual-spacing="false" fo:text-align="justify" style:justify-single-word="false" fo:text-indent="0.199cm" style:auto-text-indent="false" style:page-number="auto" fo:background-color="transparent" style:vertical-align="bottom"/>
      <style:text-properties officeooo:paragraph-rsid="0016e16a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<text:span text:style-name="T1">AN PREZENTACJI NA WEWNĘTRZNY USTNY EGZAMIN MATURALNY</text:span></text:p>
      <text:p text:style-name="P1">Z JĘZYKA POLSKIEGO W ROKU SZKOLNYM 2006/2007 </text:p>
      <text:p text:style-name="P1"/>
      <text:p text:style-name="P1">Magdalena Barańska, klasa 3d</text:p>
      <text:p text:style-name="P1"><text:span text:style-name="T3">Temat</text:span>: Różne oblicza władców. Porównaj wybrane portrety w oparciu o teksty dramatyczne.</text:p>
      <text:list xml:id="list4501550907592346909" text:style-name="rzymskie1">
        <text:list-item>
          <text:p text:style-name="P5">Literatura podmiotu:</text:p>
        </text:list-item>
      </text:list>
      <text:list xml:id="list3702116577603678677" text:style-name="arabskie2">
        <text:list-item>
          <text:p text:style-name="P4">Kochanowski Jan, Odprawa posłów greckich, Zakład Narodowy im. Ossolińskich, Wrocław 1985.</text:p>
        </text:list-item>
        <text:list-item>
          <text:p text:style-name="P4">Machiavelli Niccolo, Książę (fragmenty), [w:] Mrowcewicz Krzysztof, Przeszłość to dziś, Wydawnictwo STENTOR, Warszawa 2004, s. 54-56.</text:p>
        </text:list-item>
        <text:list-item>
          <text:p text:style-name="P4">Shakespeare William, Makbet, Wydawnictwo Łódzkie, Biblioteka Lektur Szkolnych, Łódź 1976.</text:p>
        </text:list-item>
        <text:list-item>
          <text:p text:style-name="P4">Sofokles, Antygona, Krajowa Agencja Wydawnicza Rzeszów, Rzeszów 1990.</text:p>
        </text:list-item>
      </text:list>
      <text:list xml:id="list143854797664486" text:continue-list="list4501550907592346909" text:style-name="rzymskie1">
        <text:list-item>
          <text:p text:style-name="P5">Literatura przedmiotu:</text:p>
        </text:list-item>
      </text:list>
      <text:list xml:id="list3094893496" text:style-name="arabskie2">
        <text:list-item>
          <text:p text:style-name="P4">Komorowski Jarosław, Makbet Williama Shakespeare'a, WSiP, Biblioteka Analiz Literackich, Warszawa 1989, s. 52-57.</text:p>
        </text:list-item>
        <text:list-item>
          <text:p text:style-name="P4">Kotarski Edward, Odprawa posłów greckich Jana Kochanowskiego, Państwowe Zakłady Wydawnictw Szkolnych, Biblioteka Analiz Literackich, Warszawa 1969, s.40-48.</text:p>
        </text:list-item>
        <text:list-item>
          <text:p text:style-name="P4">Ryś Anna, Antygona Sofoklesa, Wydawnictwo Marek Rożak, Gdańsk 1994, s. 29- 42.</text:p>
        </text:list-item>
      </text:list>
      <text:list xml:id="list143855571443514" text:continue-list="list143854797664486" text:style-name="rzymskie1">
        <text:list-item>
          <text:p text:style-name="P5">Ramowy plan wypowiedzi:</text:p>
        </text:list-item>
      </text:list>
      <text:list xml:id="list7875183117208274980" text:style-name="alfabetem3">
        <text:list-item>
          <text:p text:style-name="P3">Wstęp</text:p>
        </text:list-item>
      </text:list>
      <text:list xml:id="list4681676556941245290" text:style-name="arabskie4">
        <text:list-item>
          <text:p text:style-name="P6">Rozważania dotyczące* osób sprawujących władzę oraz* sposobów rządzenia.</text:p>
        </text:list-item>
        <text:list-item>
          <text:p text:style-name="P6">"Ksiażę" Niccolo Machiavellego jako punkt odniesienia do analizy postępowania przedstawionych bohaterów – władców.</text:p>
        </text:list-item>
      </text:list>
      <text:list xml:id="list143855728017538" text:continue-list="list7875183117208274980" text:style-name="alfabetem3">
        <text:list-item>
          <text:p text:style-name="P3">Kolejność prezentowanych argumentów (treści)</text:p>
        </text:list-item>
      </text:list>
      <text:list xml:id="list2475137000" text:style-name="arabskie4">
        <text:list-item>
          <text:p text:style-name="P6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6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7">Zróżnicowanie* oceny postępowania Kreona jako:</text:p>
        </text:list-item>
      </text:list>
      <text:list xml:id="list514330379773558357" text:style-name="małe_20_litery_20_alfabet5">
        <text:list-item>
          <text:p text:style-name="P10">władcy – <text:span text:style-name="T2">tyrana</text:span> i despoty surowo egzekwującego wydane prawa i rozkazy,</text:p>
        </text:list-item>
        <text:list-item>
          <text:p text:style-name="P10">władcy konsekwentnego, bezkompromisowego, pozbawionego prywaty, kierującego się interesami i obowiązkami państwa.</text:p>
        </text:list-item>
      </text:list>
      <text:list xml:id="list143856218845475" text:continue-list="list2475137000" text:style-name="arabskie4">
        <text:list-item>
          <text:p text:style-name="P6">Sylwetka bezwzględnego Makbeta – władcy zbrodniarza zaślepionego namiętnością władzy, ale bezustannego borykającego się z wyrzutami sumienia:</text:p>
        </text:list-item>
      </text:list>
      <text:list xml:id="list143855857141171" text:continue-list="list514330379773558357" text:style-name="małe_20_litery_20_alfabet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 text:start-value="1">
                                      <text:p text:style-name="P11">tragizm postaci Makbeta – władca ukazany jako marionetka ludzkich namiętności, motyw życia – teatru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855930723606" text:continue-list="list143855728017538" text:style-name="alfabetem3">
        <text:list-item>
          <text:p text:style-name="P3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43856158207064" text:continue-list="list143855571443514" text:style-name="rzymskie1">
        <text:list-item>
          <text:p text:style-name="P5">Materiały pomocnicze</text:p>
        </text:list-item>
      </text:list>
      <text:list xml:id="list143854420991932" text:continue-list="list3702116577603678677" text:style-name="arabskie2">
        <text:list-item text:start-value="1">
          <text:p text:style-name="P8">kartka z cytatami,</text:p>
        </text:list-item>
        <text:list-item>
          <text:p text:style-name="P9"><text:span text:style-name="T1">prezentacja multimedialna.</text:span></text:p>
        </text:list-item>
      </text:list>
      <text:p text:style-name="P1"/>
      <text:p text:style-name="P2">Podpis zdającego</text:p>
      <text:p text:style-name="P2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loext:graphic-properties draw:fill="none" draw:fill-color="#729fcf"/>
      <style:paragraph-properties fo:margin-left="0.7cm" fo:margin-right="0cm" fo:margin-top="0.199cm" fo:margin-bottom="0cm" loext:contextual-spacing="false" fo:text-indent="-0.7cm" style:auto-text-indent="false" fo:background-color="transparent" style:writing-mode="page">
        <style:tab-stops/>
      </style:paragraph-properties>
      <style:text-properties fo:font-size="11pt" fo:font-weight="bold" style:font-size-asian="10.5pt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  <style:text-properties style:font-size-asian="10.5pt"/>
    </style:style>
    <style:style style:name="alfabetem3" style:family="paragraph" style:parent-style-name="Standard">
      <style:paragraph-properties fo:margin-top="0cm" fo:margin-bottom="0.101cm" loext:contextual-spacing="false"/>
    </style:style>
    <style:style style:name="arabskie4" style:family="paragraph" style:parent-style-name="Standard">
      <style:paragraph-properties fo:margin-top="0.101cm" fo:margin-bottom="0.101cm" loext:contextual-spacing="false"/>
      <style:text-properties style:font-size-asian="10.5pt"/>
    </style:style>
    <style:style style:name="male_20_litery_20_5" style:display-name="male litery 5" style:family="paragraph" style:parent-style-name="arabskie4" style:list-style-name="małe_20_litery_20_alfabet5">
      <style:paragraph-properties fo:text-align="justify" style:justify-single-word="false" style:vertical-align="bottom"/>
      <style:text-properties fo:font-size="11pt" fo:background-color="transparent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lfabetem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0.499cm" fo:margin-left="1.7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ałe_20_litery_20_alfabet5" style:display-name="małe litery alfabet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799cm" fo:text-indent="0.201cm" fo:margin-left="1.799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99cm" fo:text-indent="0.201cm" fo:margin-left="1.799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99cm" fo:text-indent="0.201cm" fo:margin-left="1.799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99cm" fo:text-indent="0.201cm" fo:margin-left="1.799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99cm" fo:text-indent="0.201cm" fo:margin-left="1.799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99cm" fo:text-indent="0.201cm" fo:margin-left="1.799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99cm" fo:text-indent="0.201cm" fo:margin-left="1.799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99cm" fo:text-indent="0.201cm" fo:margin-left="1.799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99cm" fo:text-indent="0.201cm" fo:margin-left="1.799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99cm" fo:text-indent="0.201cm" fo:margin-left="1.7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57.516871297</meta:creation-date>
    <dc:date>2017-10-28T14:38:53.947000000</dc:date>
    <meta:editing-duration>PT19M54S</meta:editing-duration>
    <meta:editing-cycles>3</meta:editing-cycles>
    <meta:generator>LibreOffice/5.1.0.3$Windows_X86_64 LibreOffice_project/5e3e00a007d9b3b6efb6797a8b8e57b51ab1f737</meta:generator>
    <meta:document-statistic meta:table-count="0" meta:image-count="0" meta:object-count="0" meta:page-count="1" meta:paragraph-count="31" meta:word-count="330" meta:character-count="2630" meta:non-whitespace-character-count="2350"/>
  </office:meta>
</office:document-meta>
</file>